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9955" officeooo:paragraph-rsid="00049955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651b3" officeooo:paragraph-rsid="000651b3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2pt" fo:font-weight="bold" officeooo:rsid="00049955" officeooo:paragraph-rsid="00049955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651b3" officeooo:paragraph-rsid="000651b3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651b3" officeooo:paragraph-rsid="000651b3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73720" officeooo:paragraph-rsid="00073720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73720" officeooo:paragraph-rsid="00073720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4pt" fo:font-weight="bold" officeooo:rsid="00073720" officeooo:paragraph-rsid="00073720" style:font-size-asian="12.25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MBOK</text:p>
      <text:p text:style-name="P3">I. CUSTOMER</text:p>
      <text:p text:style-name="P3">import lombok.*;</text:p>
      <text:p text:style-name="P3"/>
      <text:p text:style-name="P3">@Getter <text:s text:c="2"/>//type all these 5</text:p>
      <text:p text:style-name="P3">@AllArgsConstructor</text:p>
      <text:p text:style-name="P3">@Setter</text:p>
      <text:p text:style-name="P3">@ToString</text:p>
      <text:p text:style-name="P3">@NoArgsConstructor</text:p>
      <text:p text:style-name="P3"/>
      <text:p text:style-name="P3">public class Customer {</text:p>
      <text:p text:style-name="P3"><text:s text:c="4"/>private int cust_id;</text:p>
      <text:p text:style-name="P3"><text:s text:c="4"/>private String cust_name;</text:p>
      <text:p text:style-name="P3"><text:s text:c="4"/>private int balance;</text:p>
      <text:p text:style-name="P3"/>
      <text:p text:style-name="P3"><text:s text:c="4"/>//we can individually set and get each</text:p>
      <text:p text:style-name="P3"><text:s text:c="3"/>/* @Getter</text:p>
      <text:p text:style-name="P3"><text:s text:c="4"/>private int custid;</text:p>
      <text:p text:style-name="P3">*/</text:p>
      <text:p text:style-name="P3">}</text:p>
      <text:p text:style-name="P3"/>
      <text:p text:style-name="P3">ii. Person</text:p>
      <text:p text:style-name="P3">import lombok.Data;</text:p>
      <text:p text:style-name="P3"/>
      <text:p text:style-name="P3">public @Data</text:p>
      <text:p text:style-name="P3">class person</text:p>
      <text:p text:style-name="P3">{</text:p>
      <text:p text:style-name="P3"><text:s text:c="4"/>private int p_id;</text:p>
      <text:p text:style-name="P3"><text:s text:c="4"/>private String name;</text:p>
      <text:p text:style-name="P3"/>
      <text:p text:style-name="P3">}</text:p>
      <text:p text:style-name="P3"/>
      <text:p text:style-name="P3">iii. Main</text:p>
      <text:p text:style-name="P3">public class main {</text:p>
      <text:p text:style-name="P3"><text:s text:c="4"/>public static void main(String[] args)</text:p>
      <text:p text:style-name="P3"><text:s text:c="4"/>{</text:p>
      <text:p text:style-name="P3"><text:s text:c="8"/>/*Customer c1=new Customer(1,"akk",1234);</text:p>
      <text:p text:style-name="P3"><text:s text:c="8"/>System.out.println(c1);</text:p>
      <text:p text:style-name="P3"/>
      <text:p text:style-name="P3"><text:s text:c="8"/>Customer c2=new Customer();</text:p>
      <text:p text:style-name="P3"><text:s text:c="8"/>c2.setCust_id(200);</text:p>
      <text:p text:style-name="P3"><text:s text:c="8"/>c2.setCust_name("arun");</text:p>
      <text:p text:style-name="P3"><text:s text:c="8"/>c2.setBalance(1234);</text:p>
      <text:p text:style-name="P3"><text:s text:c="8"/>System.out.println(c1.getCust_name()+" <text:s text:c="2"/>"+c2.getCust_name());*/</text:p>
      <text:p text:style-name="P3"/>
      <text:p text:style-name="P3"><text:s text:c="8"/>person p1=new person();</text:p>
      <text:p text:style-name="P3"><text:s text:c="8"/>p1.setP_id(11);</text:p>
      <text:p text:style-name="P3"><text:s text:c="8"/>p1.setName("visj");</text:p>
      <text:p text:style-name="P3"><text:s text:c="8"/>System.out.println(p1);</text:p>
      <text:p text:style-name="P3"/>
      <text:p text:style-name="P3"><text:s text:c="4"/>}</text:p>
      <text:p text:style-name="P3">}</text:p>
      <text:p text:style-name="P2"><text:soft-page-break/>ReadWriteCharacterfromDemo</text:p>
      <text:p text:style-name="P4">package com.thbs.mainpack;</text:p>
      <text:p text:style-name="P4"/>
      <text:p text:style-name="P4">import java.io.*;</text:p>
      <text:p text:style-name="P4"/>
      <text:p text:style-name="P4">public class Main {</text:p>
      <text:p text:style-name="P4"/>
      <text:p text:style-name="P4"><text:s text:c="4"/>public static void main(String[] args) {</text:p>
      <text:p text:style-name="P4"><text:tab/>// write your code here</text:p>
      <text:p text:style-name="P4"><text:s text:c="8"/>File f1=new File("C:\\Users\\vishwas_mallegowda\\Desktop\\f1.txt");//sourcefile</text:p>
      <text:p text:style-name="P4"><text:s text:c="8"/>File f2=new File("C:\\Users\\vishwas_mallegowda\\Desktop\\f2.txt");//destination file</text:p>
      <text:p text:style-name="P4"/>
      <text:p text:style-name="P4"><text:s text:c="8"/>try(FileReader fr =new FileReader(f1);</text:p>
      <text:p text:style-name="P4"><text:s text:c="12"/>BufferedReader br=new BufferedReader(fr);</text:p>
      <text:p text:style-name="P4"><text:s text:c="10"/>// <text:s/>FileWriter fw =new FileWriter(f2);</text:p>
      <text:p text:style-name="P4"/>
      <text:p text:style-name="P4"/>
      <text:p text:style-name="P4"><text:s text:c="12"/>FileWriter fw = new FileWriter(f2,true);//to append</text:p>
      <text:p text:style-name="P4"><text:s text:c="12"/>BufferedWriter bw=new BufferedWriter(fw);)</text:p>
      <text:p text:style-name="P4"><text:s text:c="8"/>{ <text:s text:c="3"/>String str;</text:p>
      <text:p text:style-name="P4"><text:s text:c="12"/>while((str=br.readLine())!=null) //For complete file without knowing last word</text:p>
      <text:p text:style-name="P4"><text:s text:c="12"/>{</text:p>
      <text:p text:style-name="P4"><text:s text:c="16"/>System.out.println(str);</text:p>
      <text:p text:style-name="P4"><text:s text:c="16"/>bw.write(str);</text:p>
      <text:p text:style-name="P4"><text:s text:c="16"/>bw.newLine();;</text:p>
      <text:p text:style-name="P4"/>
      <text:p text:style-name="P4"><text:s text:c="12"/>}</text:p>
      <text:p text:style-name="P4"><text:s text:c="12"/>System.out.println("All records added successfully");</text:p>
      <text:p text:style-name="P4"/>
      <text:p text:style-name="P4"/>
      <text:p text:style-name="P4"><text:s text:c="8"/>} catch (FileNotFoundException e) {</text:p>
      <text:p text:style-name="P4"><text:s text:c="12"/>e.printStackTrace();</text:p>
      <text:p text:style-name="P4"><text:s text:c="8"/>} catch (IOException e) {</text:p>
      <text:p text:style-name="P4"><text:s text:c="12"/>e.printStackTrace();</text:p>
      <text:p text:style-name="P4"><text:s text:c="8"/>}</text:p>
      <text:p text:style-name="P4"><text:s text:c="4"/>}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ReadWriteBytefrombyByte</text:p>
      <text:p text:style-name="P8"/>
      <text:p text:style-name="P8">p<text:span text:style-name="T1">ackage com.thbs.mainpack;</text:span></text:p>
      <text:p text:style-name="P8"/>
      <text:p text:style-name="P6">import java.io.*;</text:p>
      <text:p text:style-name="P6"/>
      <text:p text:style-name="P6">public class Main {</text:p>
      <text:p text:style-name="P6"/>
      <text:p text:style-name="P6"><text:s text:c="4"/>public static void main(String[] args) {</text:p>
      <text:p text:style-name="P6"><text:s text:c="8"/>File file1=new File("C:\\Users\\vishwas_mallegowda\\Desktop\\f2.txt");//sourcefile</text:p>
      <text:p text:style-name="P6"><text:s text:c="8"/>File file2=new File("C:\\Users\\vishwas_mallegowda\\Desktop\\f4.txt");</text:p>
      <text:p text:style-name="P6"/>
      <text:p text:style-name="P6"><text:s text:c="8"/>try(FileInputStream fi=new FileInputStream(file1);</text:p>
      <text:p text:style-name="P6"><text:s text:c="12"/>BufferedInputStream fb=new BufferedInputStream(fi);</text:p>
      <text:p text:style-name="P6"/>
      <text:p text:style-name="P6"><text:s text:c="12"/>FileOutputStream fo=new FileOutputStream(file2);</text:p>
      <text:p text:style-name="P6"><text:s text:c="12"/>BufferedOutputStream fbo=new BufferedOutputStream(fo);)</text:p>
      <text:p text:style-name="P6"><text:s text:c="8"/>{</text:p>
      <text:p text:style-name="P6"><text:s text:c="12"/>int c;</text:p>
      <text:p text:style-name="P6"><text:s text:c="12"/>while((c= fb.read())!=-1)</text:p>
      <text:p text:style-name="P6"><text:s text:c="12"/>{</text:p>
      <text:p text:style-name="P6"><text:s text:c="16"/>fbo.write(c);</text:p>
      <text:p text:style-name="P6"><text:s text:c="16"/>//System.out.println(c); //to get o/p in byte [ASCII value]</text:p>
      <text:p text:style-name="P6"><text:s text:c="16"/>System.out.println((char)c);</text:p>
      <text:p text:style-name="P6"><text:s text:c="12"/>}</text:p>
      <text:p text:style-name="P6"/>
      <text:p text:style-name="P6"/>
      <text:p text:style-name="P6"><text:s text:c="8"/>} catch (FileNotFoundException e) {</text:p>
      <text:p text:style-name="P6"><text:s text:c="12"/>e.printStackTrace();</text:p>
      <text:p text:style-name="P6"><text:s text:c="8"/>} catch (IOException e) {</text:p>
      <text:p text:style-name="P6"><text:s text:c="12"/>e.printStackTrace();</text:p>
      <text:p text:style-name="P6"><text:s text:c="8"/>}</text:p>
      <text:p text:style-name="P6"><text:s text:c="4"/>}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File Read Write Array of Byte</text:p>
      <text:p text:style-name="P8"/>
      <text:p text:style-name="P7">package com.thbs.mainpack;</text:p>
      <text:p text:style-name="P7"/>
      <text:p text:style-name="P7">import java.io.*;</text:p>
      <text:p text:style-name="P7"/>
      <text:p text:style-name="P7">public class Main {</text:p>
      <text:p text:style-name="P7"/>
      <text:p text:style-name="P7"><text:s text:c="4"/>public static void main(String[] args) {</text:p>
      <text:p text:style-name="P7"><text:s text:c="8"/>File file1=new File("C:\\Users\\vishwas_mallegowda\\Desktop\\f2.txt");//sourcefile</text:p>
      <text:p text:style-name="P7"><text:s text:c="8"/>File file2=new File("C:\\Users\\vishwas_mallegowda\\Desktop\\f4.txt");</text:p>
      <text:p text:style-name="P7"/>
      <text:p text:style-name="P7"><text:s text:c="8"/>try(FileInputStream fi=new FileInputStream(file1);</text:p>
      <text:p text:style-name="P7"><text:s text:c="12"/>BufferedInputStream fbi=new BufferedInputStream(fi);</text:p>
      <text:p text:style-name="P7"/>
      <text:p text:style-name="P7"><text:s text:c="12"/>FileOutputStream fo=new FileOutputStream(file2);</text:p>
      <text:p text:style-name="P7"><text:s text:c="12"/>BufferedOutputStream fbo=new BufferedOutputStream(fo);)</text:p>
      <text:p text:style-name="P7"><text:s text:c="8"/>{//to know the size of a file we use method available();</text:p>
      <text:p text:style-name="P7"><text:s text:c="12"/>byte [] buff=new byte[fi.available() ];</text:p>
      <text:p text:style-name="P7"><text:s text:c="12"/>fbi.read(buff);</text:p>
      <text:p text:style-name="P7"><text:s text:c="12"/>fbo.write(buff);</text:p>
      <text:p text:style-name="P7"><text:s text:c="9"/>for(byte b:buff)</text:p>
      <text:p text:style-name="P7"><text:s text:c="9"/>{</text:p>
      <text:p text:style-name="P7"><text:s text:c="13"/>System.out.print((char)b);</text:p>
      <text:p text:style-name="P7"><text:s text:c="9"/>}</text:p>
      <text:p text:style-name="P7"/>
      <text:p text:style-name="P7"/>
      <text:p text:style-name="P7"><text:s text:c="8"/>} catch (FileNotFoundException e) {</text:p>
      <text:p text:style-name="P7"><text:s text:c="12"/>e.printStackTrace();</text:p>
      <text:p text:style-name="P7"><text:s text:c="8"/>} catch (IOException e) {</text:p>
      <text:p text:style-name="P7"><text:s text:c="12"/>e.printStackTrace();</text:p>
      <text:p text:style-name="P7"><text:s text:c="8"/>}</text:p>
      <text:p text:style-name="P7"><text:s text:c="4"/>}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File Read Write Objects Demo</text:p>
      <text:p text:style-name="P8">Spack;</text:p>
      <text:p text:style-name="P7"/>
      <text:p text:style-name="P7">package com.thbs.spack;</text:p>
      <text:p text:style-name="P7"/>
      <text:p text:style-name="P7">import java.io.Serializable;</text:p>
      <text:p text:style-name="P7"/>
      <text:p text:style-name="P7">public class Student implements Serializable {</text:p>
      <text:p text:style-name="P7"><text:s text:c="4"/>private int id;</text:p>
      <text:p text:style-name="P7"><text:s text:c="4"/>private String name;</text:p>
      <text:p text:style-name="P7"><text:s text:c="4"/>private int marks;</text:p>
      <text:p text:style-name="P7"/>
      <text:p text:style-name="P7"><text:s text:c="4"/>public Student(int id, String name, int marks) {</text:p>
      <text:p text:style-name="P7"><text:s text:c="8"/>this.id = id;</text:p>
      <text:p text:style-name="P7"><text:s text:c="8"/>this.name = name;</text:p>
      <text:p text:style-name="P7"><text:s text:c="8"/>this.marks = marks;</text:p>
      <text:p text:style-name="P7"><text:s text:c="4"/>}</text:p>
      <text:p text:style-name="P7"/>
      <text:p text:style-name="P7"><text:s text:c="4"/>@Override</text:p>
      <text:p text:style-name="P7"><text:s text:c="4"/>public String toString() {</text:p>
      <text:p text:style-name="P7"><text:s text:c="8"/>return "Student{" +</text:p>
      <text:p text:style-name="P7"><text:s text:c="16"/>"id=" + id +</text:p>
      <text:p text:style-name="P7"><text:s text:c="16"/>", name='" + name + '\'' +</text:p>
      <text:p text:style-name="P7"><text:s text:c="16"/>", marks=" + marks +</text:p>
      <text:p text:style-name="P7"><text:s text:c="16"/>'}';</text:p>
      <text:p text:style-name="P7"><text:s text:c="4"/>}</text:p>
      <text:p text:style-name="P7">}</text:p>
      <text:p text:style-name="P7"/>
      <text:p text:style-name="P7"/>
      <text:p text:style-name="P7"/>
      <text:p text:style-name="P7">ii.mainPack</text:p>
      <text:p text:style-name="P7"/>
      <text:p text:style-name="P7">package com.thbs.mainpack;</text:p>
      <text:p text:style-name="P7"/>
      <text:p text:style-name="P7">import com.thbs.spack.Student;</text:p>
      <text:p text:style-name="P7"/>
      <text:p text:style-name="P7">import java.io.*;</text:p>
      <text:p text:style-name="P7"/>
      <text:p text:style-name="P7">public class Main {</text:p>
      <text:p text:style-name="P7"/>
      <text:p text:style-name="P7"><text:s text:c="4"/>public static void main(String[] args) {</text:p>
      <text:p text:style-name="P7"><text:s text:c="8"/>File file1 = new File("C:\\Users\\vishwas_mallegowda\\Desktop\\f4.txt"); // destination file</text:p>
      <text:p text:style-name="P7"><text:s text:c="8"/>try (</text:p>
      <text:p text:style-name="P7"><text:s text:c="16"/>FileOutputStream output = new FileOutputStream(file1);</text:p>
      <text:p text:style-name="P7"><text:s text:c="15"/>ObjectOutputStream out=new ObjectOutputStream(output);</text:p>
      <text:p text:style-name="P7"/>
      <text:p text:style-name="P7"><text:s text:c="16"/>FileInputStream input = new FileInputStream(file1);</text:p>
      <text:p text:style-name="P7"><text:s text:c="16"/>ObjectInputStream in= new ObjectInputStream(input);)</text:p>
      <text:p text:style-name="P7"><text:s text:c="8"/>{</text:p>
      <text:p text:style-name="P7"/>
      <text:p text:style-name="P7"><text:s text:c="12"/>Student s1 = new Student(100,"Radha",80);</text:p>
      <text:p text:style-name="P7"><text:soft-page-break/><text:s text:c="12"/>out.writeObject(s1);</text:p>
      <text:p text:style-name="P7"/>
      <text:p text:style-name="P7"><text:s text:c="12"/>Student s2 = new Student(200,"Ravi",80);</text:p>
      <text:p text:style-name="P7"><text:s text:c="12"/>out.writeObject(s2);</text:p>
      <text:p text:style-name="P7"/>
      <text:p text:style-name="P7"><text:s text:c="12"/>System.out.println("Student records written in file1");</text:p>
      <text:p text:style-name="P7"/>
      <text:p text:style-name="P7"><text:s text:c="12"/>while(input.available()&gt;0)</text:p>
      <text:p text:style-name="P7"><text:s text:c="12"/>{</text:p>
      <text:p text:style-name="P7"><text:s text:c="16"/>Student student= (Student) in.readObject();</text:p>
      <text:p text:style-name="P7"><text:s text:c="16"/>System.out.println(student);</text:p>
      <text:p text:style-name="P7"><text:s text:c="12"/>}</text:p>
      <text:p text:style-name="P7"/>
      <text:p text:style-name="P7"/>
      <text:p text:style-name="P7"><text:s text:c="8"/>} catch (FileNotFoundException e) {</text:p>
      <text:p text:style-name="P7"><text:s text:c="12"/>e.printStackTrace();</text:p>
      <text:p text:style-name="P7"><text:s text:c="8"/>} catch (IOException ioException) {</text:p>
      <text:p text:style-name="P7"><text:s text:c="12"/>ioException.printStackTrace();</text:p>
      <text:p text:style-name="P7"><text:s text:c="8"/>} catch (ClassNotFoundException e) {</text:p>
      <text:p text:style-name="P7"><text:s text:c="12"/>e.printStackTrace();</text:p>
      <text:p text:style-name="P7"><text:s text:c="8"/>}</text:p>
      <text:p text:style-name="P7"><text:s text:c="4"/>}</text:p>
      <text:p text:style-name="P7">}</text:p>
      <text:p text:style-name="P7"/>
      <text:p text:style-name="P7">JDBC Connection</text:p>
      <text:p text:style-name="P7"/>
      <text:p text:style-name="P7">import java.sql.*;</text:p>
      <text:p text:style-name="P7"/>
      <text:p text:style-name="P7">public class Main {</text:p>
      <text:p text:style-name="P7"/>
      <text:p text:style-name="P7"><text:s text:c="4"/>public static void main(String[] args) throws ClassNotFoundException, SQLException {</text:p>
      <text:p text:style-name="P7"><text:s text:c="8"/>// Load the driver</text:p>
      <text:p text:style-name="P7"><text:s text:c="8"/>//Class.forName("com.mysql.jdbc.Driver");</text:p>
      <text:p text:style-name="P7"><text:s text:c="8"/>//Establish connection with database using drivers</text:p>
      <text:p text:style-name="P7"><text:s text:c="8"/>Connection con = DriverManager.getConnection("jdbc:mysql://localhost:3306/bookdatabase","root","Serengeti2948$$");</text:p>
      <text:p text:style-name="P7"><text:s text:c="8"/>// create a statement object</text:p>
      <text:p text:style-name="P7"><text:s text:c="8"/>Statement st = con.createStatement();</text:p>
      <text:p text:style-name="P7"><text:s text:c="8"/>// execute the query</text:p>
      <text:p text:style-name="P7"><text:s text:c="8"/>ResultSet rs = st.executeQuery("select * from book");</text:p>
      <text:p text:style-name="P7"><text:s text:c="8"/>// extract the rows form the rs -----&gt; ResultSet object</text:p>
      <text:p text:style-name="P7"><text:s text:c="8"/>while (rs.next())</text:p>
      <text:p text:style-name="P7"><text:s text:c="8"/>{</text:p>
      <text:p text:style-name="P7"><text:s text:c="12"/>System.out.println(rs.getInt(1)+" <text:s text:c="3"/>"+rs.getString(2)+" <text:s text:c="2"/>"+rs.getInt(3));</text:p>
      <text:p text:style-name="P7"><text:s text:c="8"/>}</text:p>
      <text:p text:style-name="P7"><text:s text:c="8"/>// close the connection</text:p>
      <text:p text:style-name="P7"><text:s text:c="8"/>con.close();</text:p>
      <text:p text:style-name="P7"/>
      <text:p text:style-name="P7"><text:s text:c="4"/>}</text:p>
      <text:p text:style-name="P7">}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0-02T11:04:54.189000000</dc:date>
    <meta:editing-duration>PT1H9M51S</meta:editing-duration>
    <meta:editing-cycles>5</meta:editing-cycles>
    <meta:document-statistic meta:table-count="0" meta:image-count="0" meta:object-count="0" meta:page-count="6" meta:paragraph-count="197" meta:word-count="551" meta:character-count="6361" meta:non-whitespace-character-count="4662"/>
  </office:meta>
</office:document-meta>
</file>